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75cm" fo:min-width="9.5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d62e4e" draw:textarea-horizontal-align="justify" draw:textarea-vertical-align="middle" draw:auto-grow-height="false" fo:min-height="1.75cm" fo:min-width="3.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127622" draw:textarea-horizontal-align="justify" draw:textarea-vertical-align="middle" draw:auto-grow-height="false" fo:min-height="0.55cm" fo:min-width="3.5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bbe33d" draw:textarea-horizontal-align="justify" draw:textarea-vertical-align="middle" draw:auto-grow-height="false" fo:min-height="0.75cm" fo:min-width="3.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3.75cm" fo:min-width="3.5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acb20c" draw:textarea-horizontal-align="justify" draw:textarea-vertical-align="middle" draw:auto-grow-height="false" fo:min-height="0.75cm" fo:min-width="3.5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127622" draw:textarea-horizontal-align="justify" draw:textarea-vertical-align="middle" draw:auto-grow-height="false" fo:min-height="0.15cm" fo:min-width="1.5cm" fo:padding-top="0.175cm" fo:padding-bottom="0.175cm" fo:padding-left="0.3cm" fo:padding-right="0.3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solid" draw:fill-color="#d62e4e"/>
      <style:paragraph-properties fo:text-align="center"/>
      <style:text-properties fo:font-size="12pt"/>
    </style:style>
    <style:style style:name="P6" style:family="paragraph">
      <loext:graphic-properties draw:fill="solid" draw:fill-color="#127622"/>
      <style:paragraph-properties fo:text-align="center"/>
      <style:text-properties fo:font-size="12pt"/>
    </style:style>
    <style:style style:name="P7" style:family="paragraph">
      <loext:graphic-properties draw:fill="solid" draw:fill-color="#bbe33d"/>
      <style:paragraph-properties fo:text-align="center"/>
      <style:text-properties fo:font-size="12pt"/>
    </style:style>
    <style:style style:name="P8" style:family="paragraph">
      <loext:graphic-properties draw:fill="solid" draw:fill-color="#acb20c"/>
      <style:paragraph-properties fo:text-align="center"/>
      <style:text-properties fo:font-size="12pt"/>
    </style:style>
    <style:style style:name="P9" style:family="paragraph">
      <loext:graphic-properties draw:fill="solid" draw:fill-color="#127622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chem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Für rannara/insi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messung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ilddetails: es soll eine einzelne grafik sein, auf der gescrollt werden kann.</text:p>
              </text:list-item>
              <text:list-item>
                <text:p>Die clickbaren teile des bildes sollen farblich hervorgehoben werden. D.h. alles gegraut, nur die clickbaren sachen besonders bunt.</text:p>
              </text:list-item>
              <text:list-item>
                <text:p>720px Höhe auf einem bildschirm.</text:p>
              </text:list-item>
              <text:list-item>
                <text:p>Größe des Wohnzimmers: 1024x57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ildbeschreibu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bmessungen:</text:p>
                <text:list>
                  <text:list-item>
                    <text:p>Wohnzimmer: 1024x576 px</text:p>
                  </text:list-item>
                  <text:list-item>
                    <text:p>Rakete: 1024x2880 px</text:p>
                  </text:list-item>
                  <text:list-item>
                    <text:p>Gesamtes Bild: 2880x2880 px</text:p>
                  </text:list-item>
                </text:list>
              </text:list-item>
              <text:list-item>
                <text:p>Allessamt ohne bewegliche Te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2" draw:text-style-name="P3" draw:layer="layout" svg:width="10cm" svg:height="10cm" svg:x="9cm" svg:y="4.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custom-shape draw:style-name="gr3" draw:text-style-name="P5" draw:layer="layout" svg:width="4cm" svg:height="2cm" svg:x="14.6cm" svg:y="6.5cm">
          <text:p text:style-name="P4"><text:span text:style-name="T1">Wohnzimm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0.8cm" svg:x="14.6cm" svg:y="5.7cm">
          <text:p text:style-name="P4"><text:span text:style-name="T1">Kommunik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1cm" svg:x="14.6cm" svg:y="8.5cm">
          <text:p text:style-name="P4"><text:span text:style-name="T1">Gemüs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4cm" svg:x="14.6cm" svg:y="10.5cm">
          <text:p text:style-name="P4"><text:span text:style-name="T1">Wassertank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cm" svg:height="1cm" svg:x="14.6cm" svg:y="9.5cm">
          <text:p text:style-name="P4"><text:span text:style-name="T1">Maschinenraum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cm" svg:height="1.2cm" svg:x="14.6cm" svg:y="4.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20:41:58.523782074</meta:creation-date>
    <meta:generator>LibreOffice/7.4.7.2$Linux_X86_64 LibreOffice_project/40$Build-2</meta:generator>
    <dc:date>2023-12-27T21:08:04.400342124</dc:date>
    <meta:editing-duration>PT22M36S</meta:editing-duration>
    <meta:editing-cycles>37</meta:editing-cycles>
    <meta:document-statistic meta:object-count="43"/>
  </office:meta>
</office:document-meta>
</file>